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heading_5f_2">Деструктуризация </text:p>
      <text:p text:style-name="_5f_heading_5f_3">Извлечение данных из массивов</text:p>
      <text:p text:style-name="_5f_text">Допустим, у вас есть массив имен.</text:p>
      <text:p text:style-name="_5f_code">const names = ['Luke', 'Eva', 'Phil']; <text:s/></text:p>
      <text:p text:style-name="_5f_text">Далее воспользуемся деструктуризацией для извлечения данных из массива.</text:p>
      <text:p text:style-name="_5f_text"/>
      <text:p text:style-name="_5f_heading_5f_3">Извлечение элементов из массива</text:p>
      <text:p text:style-name="_5f_text">Начнем с абсолютных основ - извлечения первого элемента из массива.</text:p>
      <text:p text:style-name="_5f_code">const [first] = names; <text:s/></text:p>
      <text:p text:style-name="_5f_code">console.log(first); // 'Luke' <text:s/></text:p>
      <text:p text:style-name="_5f_text">Хорошо, давайте разберемся, что на самом деле делает этот синтаксис. Заключая объявление переменной в квадратные скобки, мы говорим, что хотим взять первый элемент <text:span text:style-name="_5f_bold">names</text:span> и присвоить его переменной - в нашем случае присвоить переменной первый элемент <text:span text:style-name="_5f_bold">first</text:span>.</text:p>
      <text:p text:style-name="_5f_text">Итак, что нам делать, если мы хотим извлечь несколько элементов - скажем, первый и второй элемент? Легко - мы просто добавляем больше переменных в квадратные скобки. Это приведет к тому, что новые элементы будут извлечены из передней части массива и назначены определенным переменным.</text:p>
      <text:p text:style-name="_5f_code">const [first, second] = names; <text:s/></text:p>
      <text:p text:style-name="_5f_code">console.log(first, second); // 'Luke' 'Eva' <text:s/></text:p>
      <text:p text:style-name="_5f_heading_5f_3">Значения по умолчанию при отсутствии элементов</text:p>
      <text:p text:style-name="_5f_text">Но что произойдет, если мы попытаемся извлечь четыре элемента из нашего массива, который содержит только три элемента?</text:p>
      <text:p text:style-name="_5f_code">const [first, second, third, fourth] = names; <text:s/></text:p>
      <text:p text:style-name="_5f_code">console.log(fourth); // undefined <text:s/></text:p>
      <text:p text:style-name="_5f_text">В этом сценарии <text:span text:style-name="_5f_bold">fourthбудет</text:span> неопределенным.</text:p>
      <text:p text:style-name="_5f_text">Это во многих сценариях нежелательно, поэтому мы можем определить значение по умолчанию, которое будет использоваться, если массив не содержит достаточного количества элементов.</text:p>
      <text:p text:style-name="_5f_code">const [first, second, third, fourth='Martin'] = names; <text:s/></text:p>
      <text:p text:style-name="_5f_code">console.log(fourth); // 'Martin' <text:s/></text:p>
      <text:p text:style-name="_5f_heading_5f_3">Пропуск элементов в массиве</text:p>
      <text:p text:style-name="_5f_text">До сих пор мы сохраняли простоту и выбирали элементы с начала списка.</text:p>
      <text:p text:style-name="_5f_text">Теперь могут быть сценарии, в которых мы хотели бы пропустить элементы. В этом случае мы хотели бы избежать присвоения ненужных элементов переменным.</text:p>
      <text:p text:style-name="_5f_text">К счастью, деструктуризация нашла хорошее решение этой проблемы.</text:p>
      <text:p text:style-name="_5f_code">var [first, , second] = names; <text:s/></text:p>
      <text:p text:style-name="_5f_code">console.log(first, second); // 'Luke' 'Phil' <text:s/></text:p>
      <text:p text:style-name="_5f_text">Просто добавив еще одну запятую без присвоения переменной, мы можем перейти к следующему элементу. Что, если мы хотим пропустить больше элементов? Легко - просто добавьте больше запятых!</text:p>
      <text:p text:style-name="_5f_heading_5f_3">Назначьте оставшуюся часть массива переменной</text:p>
      <text:p text:style-name="_5f_text">Мы видели, что извлекать различные элементы легко, но часто мы хотели бы сохранить часть массива, которая не была извлечена.</text:p>
      <text:p text:style-name="_5f_text">Посмотрим, как это сделать с помощью деструктурирования.</text:p>
      <text:p text:style-name="_5f_text"><text:soft-page-break/></text:p>
      <text:p text:style-name="_5f_code">var [first, ...rest] = names; <text:s/></text:p>
      <text:p text:style-name="_5f_code">console.log(rest); // ['Eva','Phil'] <text:s/></text:p>
      <text:p text:style-name="_5f_text">Добавив к последней переменной префикс, ...мы можем сказать, что хотим присвоить остальную часть массива переменной с именем <text:span text:style-name="_5f_bold">rest</text:span>.</text:p>
      <text:p text:style-name="_5f_heading_5f_3">Разрушение объектов</text:p>
      <text:p text:style-name="_5f_text">Хорошо, теперь, когда у нас есть массив, давайте посмотрим, можем ли мы извлекать данные из объектов.</text:p>
      <text:p text:style-name="_5f_text">Рассмотрим следующий объект, описывающий человека.</text:p>
      <text:p text:style-name="_5f_code">const person = { <text:s/></text:p>
      <text:p text:style-name="_5f_code"><text:s text:c="2"/>name: 'Luke',</text:p>
      <text:p text:style-name="_5f_code"><text:s text:c="2"/>age: '24',</text:p>
      <text:p text:style-name="_5f_code"><text:s text:c="2"/>facts: {</text:p>
      <text:p text:style-name="_5f_code"><text:s text:c="4"/>hobby: 'Photo',</text:p>
      <text:p text:style-name="_5f_code"><text:s text:c="4"/>work: 'Software Developer'</text:p>
      <text:p text:style-name="_5f_code"><text:s text:c="2"/>}</text:p>
      <text:p text:style-name="_5f_code">}</text:p>
      <text:p text:style-name="_5f_heading_5f_4">Извлечение данных из объекта</text:p>
      <text:p text:style-name="_5f_text">Давайте снова начнем с основ, извлекая имя и возраст из <text:span text:style-name="_5f_bold">person</text:span>.</text:p>
      <text:p text:style-name="_5f_code">const {name, age} = person; <text:s/></text:p>
      <text:p text:style-name="_5f_code">console.log(name, age); // 'Luke' '24' <text:s/></text:p>
      <text:p text:style-name="_5f_text">Как видите, у нас почти такой же синтаксис, как и у массива, только теперь мы используем фигурные скобки вместо квадратных, чтобы указать, что мы хотим извлечь.</text:p>
      <text:p text:style-name="_5f_heading_5f_4">Извлечение вложенных значений</text:p>
      <text:p text:style-name="_5f_text">А что, если мы хотим извлечь что-то более глубокое из структуры объекта - скажем, хобби человека?</text:p>
      <text:p text:style-name="_5f_code">const {facts: {hobby}} = person; <text:s/></text:p>
      <text:p text:style-name="_5f_code">console.log(hobby); // 'Photo' <text:s/></text:p>
      <text:p text:style-name="_5f_text">Используя двоеточие, мы можем объяснить путь через объект, в результате чего мы можем объяснить, какое свойство нас интересует.</text:p>
      <text:p text:style-name="_5f_heading_5f_4">Значения по умолчанию при отсутствии данных</text:p>
      <text:p text:style-name="_5f_text">Как мы видели при деструктуризации массивов, мы можем указать значения по умолчанию, которые будут использоваться, если данные для извлечения не существуют.</text:p>
      <text:p text:style-name="_5f_text">Чтобы увидеть, как это делается, давайте попытаемся извлечь родной город, но со <text:span text:style-name="_5f_bold">Unknown</text:span> значением по умолчанию.</text:p>
      <text:p text:style-name="_5f_code">const {hometown = 'Unknown'} = person; <text:s/></text:p>
      <text:p text:style-name="_5f_code">console.log(hometown); // 'Unknown' <text:s/></text:p>
      <text:p text:style-name="_5f_heading_5f_4">Разрушение параметра функции</text:p>
      <text:p text:style-name="_5f_text">Прежде чем закончить, давайте рассмотрим еще одно удобное использование - параметры функции деструктуризации.</text:p>
      <text:p text:style-name="_5f_text">Скажем, ваша функция получает объект в качестве параметра. Затем вы можете деструктурировать параметр прямо в списке параметров!</text:p>
      <text:p text:style-name="_5f_text">Давайте попробуем, создав toString функцию, которая печатает имя и возраст человека.</text:p>
      <text:p text:style-name="_5f_code">const toString = ({name, age}) =&gt; { <text:s/></text:p>
      <text:p text:style-name="_5f_code"><text:s text:c="2"/>return `${name} is ${age} years old`;</text:p>
      <text:p text:style-name="_5f_code">}</text:p>
      <text:p text:style-name="_5f_text"><text:soft-page-break/></text:p>
      <text:p text:style-name="_5f_code">toString(person); // Luke is 24 years old <text:s/></text:p>
      <text:p text:style-name="_5f_text">На этом пока все. В следующем посте мы рассмотрим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18pt"/>
    </style:style>
    <style:style style:name="_5f_heading_5f_2" style:display-name="_heading_2" style:family="paragraph" style:parent-style-name="_5f_heading_5f_1">
      <style:text-properties fo:font-variant="normal" fo:text-transform="none" fo:font-size="16pt"/>
    </style:style>
    <style:style style:name="_5f_code" style:display-name="_code" style:family="paragraph" style:master-page-name="">
      <style:paragraph-properties fo:margin-left="0.101cm" fo:margin-right="0cm" fo:margin-top="0cm" fo:margin-bottom="0.199cm" style:contextual-spacing="true" fo:text-indent="0cm" style:auto-text-indent="false" style:page-number="auto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4pt"/>
    </style:style>
    <style:style style:name="_5f_heading_5f_4" style:display-name="_heading_4" style:family="paragraph" style:parent-style-name="_5f_heading_5f_3">
      <style:text-properties fo:font-size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28T01:20:02.738000000</dc:date>
    <meta:editing-duration>PT2H50M19S</meta:editing-duration>
    <meta:editing-cycles>26</meta:editing-cycles>
    <meta:generator>LibreOffice/7.0.1.2$Windows_X86_64 LibreOffice_project/7cbcfc562f6eb6708b5ff7d7397325de9e764452</meta:generator>
    <meta:document-statistic meta:table-count="0" meta:image-count="0" meta:object-count="0" meta:page-count="3" meta:paragraph-count="69" meta:word-count="609" meta:character-count="4336" meta:non-whitespace-character-count="3732"/>
  </office:meta>
</office:document-meta>
</file>